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68in" text:min-label-width="0.25in" text:list-level-position-and-space-mode="label-alignment">
          <style:list-level-label-alignment text:label-followed-by="listtab" fo:margin-left="4.536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16pt" style:font-size-asian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>
      <style:text-properties fo:font-size="12pt" style:font-size-asian="12pt"/>
    </style:style>
    <style:style style:name="P4" style:parent-style-name="Listenabsatz" style:list-style-name="LFO1" style:family="paragraph">
      <style:text-properties fo:font-size="12pt" style:font-size-asian="12pt"/>
    </style:style>
    <style:style style:name="P5" style:parent-style-name="Listenabsatz" style:list-style-name="LFO1" style:family="paragraph">
      <style:text-properties fo:font-size="12pt" style:font-size-asian="12pt"/>
    </style:style>
    <style:style style:name="P6" style:parent-style-name="Listenabsatz" style:list-style-name="LFO1" style:family="paragraph">
      <style:text-properties fo:font-size="12pt" style:font-size-asian="12pt"/>
    </style:style>
    <style:style style:name="P7" style:parent-style-name="Listenabsatz" style:list-style-name="LFO1" style:family="paragraph">
      <style:text-properties fo:font-size="12pt" style:font-size-asian="12pt"/>
    </style:style>
    <style:style style:name="P8" style:parent-style-name="Listenabsatz" style:list-style-name="LFO1" style:family="paragraph">
      <style:text-properties fo:font-size="12pt" style:font-size-asian="12pt"/>
    </style:style>
    <style:style style:name="P9" style:parent-style-name="Standard" style:family="paragraph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Polentaknödel mit Feta</text:p>
      <text:p text:style-name="P2">Zutaten:</text:p>
      <text:list text:style-name="LFO1" text:continue-numbering="true">
        <text:list-item>
          <text:p text:style-name="P3">1/8 l Milch</text:p>
        </text:list-item>
        <text:list-item>
          <text:p text:style-name="P4">1/8 l Wasser</text:p>
        </text:list-item>
        <text:list-item>
          <text:p text:style-name="P5">500 g Polenta</text:p>
        </text:list-item>
        <text:list-item>
          <text:p text:style-name="P6">1 Stk Ei</text:p>
        </text:list-item>
        <text:list-item>
          <text:p text:style-name="P7">1 TL Salz</text:p>
        </text:list-item>
        <text:list-item>
          <text:p text:style-name="P8">50 g Feta</text:p>
        </text:list-item>
      </text:list>
      <text:p text:style-name="P9">Zubereitung:</text:p>
      <text:p text:style-name="Standard"><text:span text:style-name="T10">Wasser und Milch aufkochen – Polenta dazugeben – abkühlen lassen – mit Ei verrühren und mit Feta füllen – Knödel formen - koch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68in" text:min-label-width="0.25in" text:list-level-position-and-space-mode="label-alignment">
          <style:list-level-label-alignment text:label-followed-by="listtab" fo:margin-left="4.536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tojic Stefan</meta:initial-creator>
    <dc:creator>Ostojic Stefan</dc:creator>
    <meta:creation-date>2018-10-04T19:02:00Z</meta:creation-date>
    <dc:date>2018-10-04T19:02:00Z</dc:date>
    <meta:template xlink:href="Normal" xlink:type="simple"/>
    <meta:editing-cycles>2</meta:editing-cycles>
    <meta:editing-duration>PT0S</meta:editing-duration>
    <meta:document-statistic meta:page-count="1" meta:paragraph-count="1" meta:word-count="33" meta:character-count="241" meta:row-count="1" meta:non-whitespace-character-count="209"/>
  </office:meta>
</office:document-meta>
</file>